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1.274cm" fo:break-before="auto" style:use-optimal-row-height="true"/>
    </style:style>
    <style:style style:name="ro7" style:family="table-row">
      <style:table-row-properties style:row-height="1.3cm" fo:break-before="auto" style:use-optimal-row-height="false"/>
    </style:style>
    <style:style style:name="ro8" style:family="table-row">
      <style:table-row-properties style:row-height="1.672cm" fo:break-before="auto" style:use-optimal-row-height="true"/>
    </style:style>
    <style:style style:name="ro9" style:family="table-row">
      <style:table-row-properties style:row-height="1.3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2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5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Задача:</text:p>
            <text:p/>
            <text:p>Составьте таблицы для хранения сведений об общественном транспорте.</text:p>
            <text:p/>
            <text:p>Можно на примере автобусов.</text:p>
            <text:p>При составлении таблиц не берите слишком много сущностей. Ориентируйтесь на структуру типа: «У нас есть автобусы на разных маршрутах, у автобуса есть водитель, также в автобусе работает кондуктор». Более сложные/глубокие структуры пока лучше не брать.</text:p>
          </table:table-cell>
          <table:covered-table-cell table:style-name="Default"/>
          <table:covered-table-cell table:number-columns-repeated="8"/>
          <table:table-cell table:number-columns-repeated="4"/>
        </table:table-row>
        <table:table-row table:style-name="ro2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Trip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4" office:value-type="string" calcext:value-type="string">
            <text:p>id_routes</text:p>
          </table:table-cell>
          <table:table-cell table:style-name="ce4" office:value-type="string" calcext:value-type="string">
            <text:p>Route number</text:p>
          </table:table-cell>
          <table:table-cell table:style-name="ce4" office:value-type="string" calcext:value-type="string">
            <text:p>id_peopl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id_position</text:p>
          </table:table-cell>
          <table:table-cell table:style-name="ce4" office:value-type="string" calcext:value-type="string">
            <text:p>Position</text:p>
          </table:table-cell>
          <table:table-cell table:style-name="ce9" office:value-type="string" calcext:value-type="string">
            <text:p>id_transport</text:p>
          </table:table-cell>
          <table:table-cell table:style-name="ce9" office:value-type="string" calcext:value-type="string">
            <text:p>Model</text:p>
          </table:table-cell>
          <table:table-cell table:style-name="ce9" office:value-type="string" calcext:value-type="string">
            <text:p>Registration number</text:p>
          </table:table-cell>
          <table:table-cell table:number-columns-repeated="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float" office:value="101" calcext:value-type="float">
            <text:p>1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agda Buckle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riv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AN Lion's City</text:p>
          </table:table-cell>
          <table:table-cell table:style-name="ce5" office:value-type="string" calcext:value-type="string">
            <text:p>04-D-46148</text:p>
          </table:table-cell>
          <table:table-cell table:number-columns-repeated="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float" office:value="101" calcext:value-type="float">
            <text:p>10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baigeal Fitzpatrick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ntrol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AN Lion's City</text:p>
          </table:table-cell>
          <table:table-cell table:style-name="ce5" office:value-type="string" calcext:value-type="string">
            <text:p>04-D-46148</text:p>
          </table:table-cell>
          <table:table-cell table:number-columns-repeated="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lastar Cull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rive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Volvo 8700</text:p>
          </table:table-cell>
          <table:table-cell table:style-name="ce5" office:value-type="string" calcext:value-type="string">
            <text:p>05-D-11566</text:p>
          </table:table-cell>
          <table:table-cell table:number-columns-repeated="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etha Flyn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ntrole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Volvo 8700</text:p>
          </table:table-cell>
          <table:table-cell table:style-name="ce5" office:value-type="string" calcext:value-type="string">
            <text:p>05-D-11566</text:p>
          </table:table-cell>
          <table:table-cell table:number-columns-repeated="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303" calcext:value-type="float">
            <text:p>30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iann Colli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riv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AN Lion's City</text:p>
          </table:table-cell>
          <table:table-cell table:style-name="ce5" office:value-type="string" calcext:value-type="string">
            <text:p>00-D-54066</text:p>
          </table:table-cell>
          <table:table-cell table:number-columns-repeated="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303" calcext:value-type="float">
            <text:p>30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Glenna Ly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ntrol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AN Lion's City</text:p>
          </table:table-cell>
          <table:table-cell table:style-name="ce5" office:value-type="string" calcext:value-type="string">
            <text:p>00-D-54066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Personnel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4" office:value-type="string" calcext:value-type="string">
            <text:p>id_peopl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id_phoneNumbers</text:p>
          </table:table-cell>
          <table:table-cell table:style-name="ce4" office:value-type="string" calcext:value-type="string">
            <text:p>Phone number</text:p>
          </table:table-cell>
          <table:table-cell table:style-name="ce4" office:value-type="string" calcext:value-type="string">
            <text:p>id_department</text:p>
          </table:table-cell>
          <table:table-cell table:style-name="ce4" office:value-type="string" calcext:value-type="string">
            <text:p>Department</text:p>
          </table:table-cell>
          <table:table-cell table:style-name="ce4" office:value-type="string" calcext:value-type="string">
            <text:p>id_position</text:p>
          </table:table-cell>
          <table:table-cell table:style-name="ce4" office:value-type="string" calcext:value-type="string">
            <text:p>Position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gda Buckle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+353 1 804 03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ogistic depart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river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astar Culle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+353 1 804 040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ogistic depart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river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iann Colli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+353 1 804 05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ogistic depart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river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baigeal Fitzpatrick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+353 1 804 068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ogistic departmen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ntroler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tha Flyn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+353 1 804 050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ogistic departmen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ntroler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lenna Ly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+353 1 804 023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ogistic departmen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ntroler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imear Haye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+354 1 804 055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echanic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abriel Kenny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+355 1 804 023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dministrat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outes administrator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Routes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4" office:value-type="string" calcext:value-type="string">
            <text:p>id_routes</text:p>
          </table:table-cell>
          <table:table-cell table:style-name="ce4" office:value-type="string" calcext:value-type="string">
            <text:p>Route number</text:p>
          </table:table-cell>
          <table:table-cell table:style-name="ce4" office:value-type="string" calcext:value-type="string">
            <text:p>id_station</text:p>
          </table:table-cell>
          <table:table-cell table:style-name="ce4" office:value-type="string" calcext:value-type="string">
            <text:p>Start Point</text:p>
          </table:table-cell>
          <table:table-cell table:style-name="ce4" office:value-type="string" calcext:value-type="string">
            <text:p>id_station</text:p>
          </table:table-cell>
          <table:table-cell table:style-name="ce4" office:value-type="string" calcext:value-type="string">
            <text:p>Station1</text:p>
          </table:table-cell>
          <table:table-cell table:style-name="ce4" office:value-type="string" calcext:value-type="string">
            <text:p>id_station</text:p>
          </table:table-cell>
          <table:table-cell table:style-name="ce4" office:value-type="string" calcext:value-type="string">
            <text:p>Station2</text:p>
          </table:table-cell>
          <table:table-cell table:style-name="ce4" office:value-type="string" calcext:value-type="string">
            <text:p>id_station</text:p>
          </table:table-cell>
          <table:table-cell table:style-name="ce4" office:value-type="string" calcext:value-type="string">
            <text:p>Last Point</text:p>
          </table:table-cell>
          <table:table-cell table:number-columns-repeated="4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rand Canal Dock, Ringsend Bus Depot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Ringsend, stop 356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Ringsend Road, stop 395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Pearse Square, stop 352</text:p>
          </table:table-cell>
          <table:table-cell table:number-columns-repeated="4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rand Canal Dock, Ringsend Bus Depo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Pearse Station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Science Gallery, stop 7587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Wellington Quay</text:p>
          </table:table-cell>
          <table:table-cell table:number-columns-repeated="4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rand Canal Dock, Ringsend Bus Depot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Shaw Street, Stop 400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College Street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Aston Quay</text:p>
          </table:table-cell>
          <table:table-cell table:number-columns-repeated="4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rand Canal Dock, Ringsend Bus Depot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Westmoreland Street, stop 320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string" calcext:value-type="string">
            <text:p>Westmoreland Street, stop 320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string" calcext:value-type="string">
            <text:p>Parliament Street, stop 2912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Stations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4" office:value-type="string" calcext:value-type="string">
            <text:p>id_station</text:p>
          </table:table-cell>
          <table:table-cell table:style-name="ce4" office:value-type="string" calcext:value-type="string">
            <text:p>Station Name</text:p>
          </table:table-cell>
          <table:table-cell table:style-name="ce4" office:value-type="string" calcext:value-type="string">
            <text:p>id_adress</text:p>
          </table:table-cell>
          <table:table-cell table:style-name="ce4" office:value-type="string" calcext:value-type="string">
            <text:p>Station adress</text:p>
          </table:table-cell>
          <table:table-cell table:number-columns-repeated="10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Ringsend, stop 35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3 Bridge St, Dublin 4, D04 K8F7, Ireland</text:p>
          </table:table-cell>
          <table:table-cell table:number-columns-repeated="10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rand Canal Dock, Ringsend Bus Depot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Grand Canal Dock, Dublin 4, Ireland</text:p>
          </table:table-cell>
          <table:table-cell table:number-columns-repeated="10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Ringsend Road, stop 395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Apartment 18, Shelbourne Village, Ringsend Rd, Dublin 4, Ireland</text:p>
          </table:table-cell>
          <table:table-cell table:number-columns-repeated="10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Pearse Square, stop 352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1 Pearse Square, Dublin Docklands, Dublin, D02 PC61, Ireland</text:p>
          </table:table-cell>
          <table:table-cell table:number-columns-repeated="10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Pearse Station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2 Westland Row, Dublin 2, Ireland</text:p>
          </table:table-cell>
          <table:table-cell table:number-columns-repeated="10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Science Gallery, stop 7587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Luce Hall, Pearse St, Dublin 2, D02 H308, <text:s/>Ireland</text:p>
          </table:table-cell>
          <table:table-cell table:number-columns-repeated="10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Shaw Street, Stop 400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>
            <text:p>Samuel Beckett Centre, Pearse St, Dublin, Ireland</text:p>
          </table:table-cell>
          <table:table-cell table:number-columns-repeated="10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College Street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Fleet St, Dublin 2, <text:s/>Ireland</text:p>
          </table:table-cell>
          <table:table-cell table:number-columns-repeated="10"/>
        </table:table-row>
        <table:table-row table:style-name="ro6"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Westmoreland Street, stop 320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>
            <text:p>40-47 Fleet St, Temple Bar, Dublin 2, D02 NX25, Ireland</text:p>
          </table:table-cell>
          <table:table-cell table:number-columns-repeated="10"/>
        </table:table-row>
        <table:table-row table:style-name="ro6">
          <table:table-cell table:style-name="ce6" office:value-type="float" office:value="10" calcext:value-type="float">
            <text:p>10</text:p>
          </table:table-cell>
          <table:table-cell table:style-name="ce10" office:value-type="string" calcext:value-type="string">
            <text:p>Westmoreland Street, stop 320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Westmoreland St, Temple Bar, Dublin, Ireland</text:p>
          </table:table-cell>
          <table:table-cell table:number-columns-repeated="10"/>
        </table:table-row>
        <table:table-row table:style-name="ro5"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Aston Quay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string" calcext:value-type="string">
            <text:p>Aston Quay, Temple Bar, Dublin 2, D02 FV38, Ireland</text:p>
          </table:table-cell>
          <table:table-cell table:number-columns-repeated="10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Wellington Quay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string" calcext:value-type="string">
            <text:p>31-32 Wellington Quay, Temple Bar, Dublin, D02 RX80, <text:s/>Ireland</text:p>
          </table:table-cell>
          <table:table-cell table:number-columns-repeated="10"/>
        </table:table-row>
        <table:table-row table:style-name="ro7">
          <table:table-cell table:style-name="ce6" office:value-type="float" office:value="13" calcext:value-type="float">
            <text:p>13</text:p>
          </table:table-cell>
          <table:table-cell table:style-name="ce10" office:value-type="string" calcext:value-type="string">
            <text:p>Wellington Quay, stop 312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string" calcext:value-type="string">
            <text:p>10 Wellington Quay, Temple Bar, Dublin, D02 VX36, Ireland</text:p>
          </table:table-cell>
          <table:table-cell table:number-columns-repeated="10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10" office:value-type="string" calcext:value-type="string">
            <text:p>Parliament Street, stop 2912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string" calcext:value-type="string">
            <text:p>8 Parliament St, Temple Bar, Dublin, D02 E180, Ireland</text:p>
          </table:table-cell>
          <table:table-cell table:number-columns-repeated="10"/>
        </table:table-row>
        <table:table-row table:style-name="ro2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Adresses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4" office:value-type="string" calcext:value-type="string">
            <text:p>id_adress</text:p>
          </table:table-cell>
          <table:table-cell table:style-name="ce4" office:value-type="string" calcext:value-type="string">
            <text:p>Station adress</text:p>
          </table:table-cell>
          <table:table-cell table:number-columns-repeated="1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3 Bridge St, Dublin 4, D04 K8F7, Ireland</text:p>
          </table:table-cell>
          <table:table-cell table:number-columns-repeated="1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Grand Canal Dock, Dublin 4, Ireland</text:p>
          </table:table-cell>
          <table:table-cell table:number-columns-repeated="12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Apartment 18, Shelbourne Village, Ringsend Rd, Dublin 4, Ireland</text:p>
          </table:table-cell>
          <table:table-cell table:number-columns-repeated="12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1 Pearse Square, Dublin Docklands, Dublin, D02 PC61, Ireland</text:p>
          </table:table-cell>
          <table:table-cell table:number-columns-repeated="1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2 Westland Row, Dublin 2, Ireland</text:p>
          </table:table-cell>
          <table:table-cell table:number-columns-repeated="12"/>
        </table:table-row>
        <table:table-row table:style-name="ro6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Luce Hall, Pearse St, Dublin 2, D02 H308, <text:s/>Ireland</text:p>
          </table:table-cell>
          <table:table-cell table:number-columns-repeated="12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>
            <text:p>Samuel Beckett Centre, Pearse St, Dublin, Ireland</text:p>
          </table:table-cell>
          <table:table-cell table:number-columns-repeated="1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Fleet St, Dublin 2, <text:s/>Ireland</text:p>
          </table:table-cell>
          <table:table-cell table:number-columns-repeated="12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>
            <text:p>40-47 Fleet St, Temple Bar, Dublin 2, D02 NX25, Ireland</text:p>
          </table:table-cell>
          <table:table-cell table:number-columns-repeated="12"/>
        </table:table-row>
        <table:table-row table:style-name="ro6"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Westmoreland St, Temple Bar, Dublin, Ireland</text:p>
          </table:table-cell>
          <table:table-cell table:number-columns-repeated="12"/>
        </table:table-row>
        <table:table-row table:style-name="ro6">
          <table:table-cell table:style-name="ce6" office:value-type="float" office:value="11" calcext:value-type="float">
            <text:p>11</text:p>
          </table:table-cell>
          <table:table-cell table:style-name="ce11" office:value-type="string" calcext:value-type="string">
            <text:p>Aston Quay, Temple Bar, Dublin 2, D02 FV38, Ireland</text:p>
          </table:table-cell>
          <table:table-cell table:number-columns-repeated="12"/>
        </table:table-row>
        <table:table-row table:style-name="ro8">
          <table:table-cell table:style-name="ce6" office:value-type="float" office:value="12" calcext:value-type="float">
            <text:p>12</text:p>
          </table:table-cell>
          <table:table-cell table:style-name="ce11" office:value-type="string" calcext:value-type="string">
            <text:p>31-32 Wellington Quay, Temple Bar, Dublin, D02 RX80, <text:s/>Ireland</text:p>
          </table:table-cell>
          <table:table-cell table:number-columns-repeated="12"/>
        </table:table-row>
        <table:table-row table:style-name="ro6">
          <table:table-cell table:style-name="ce6" office:value-type="float" office:value="13" calcext:value-type="float">
            <text:p>13</text:p>
          </table:table-cell>
          <table:table-cell table:style-name="ce11" office:value-type="string" calcext:value-type="string">
            <text:p>10 Wellington Quay, Temple Bar, Dublin, D02 VX36, Ireland</text:p>
          </table:table-cell>
          <table:table-cell table:number-columns-repeated="12"/>
        </table:table-row>
        <table:table-row table:style-name="ro6">
          <table:table-cell table:style-name="ce6" office:value-type="float" office:value="14" calcext:value-type="float">
            <text:p>14</text:p>
          </table:table-cell>
          <table:table-cell table:style-name="ce11" office:value-type="string" calcext:value-type="string">
            <text:p>8 Parliament St, Temple Bar, Dublin, D02 E180, Ireland</text:p>
          </table:table-cell>
          <table:table-cell table:number-columns-repeated="12"/>
        </table:table-row>
        <table:table-row table:style-name="ro2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8" office:value-type="string" calcext:value-type="string">
            <text:p>Phone numbers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4" office:value-type="string" calcext:value-type="string">
            <text:p>id_phoneNumbers</text:p>
          </table:table-cell>
          <table:table-cell table:style-name="ce4" office:value-type="string" calcext:value-type="string">
            <text:p>Phone number</text:p>
          </table:table-cell>
          <table:table-cell table:style-name="ce4" office:value-type="string" calcext:value-type="string">
            <text:p>id_people</text:p>
          </table:table-cell>
          <table:table-cell table:style-name="ce4" office:value-type="string" calcext:value-type="string">
            <text:p>Name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+353 1 804 03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agda Buckley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+353 1 804 040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lastar Cullen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+353 1 804 050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iann Collins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+353 1 804 068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baigeal Fitzpatrick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+353 1 804 050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etha Flynn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+353 1 804 023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Glenna Lyons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+354 1 804 055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imear Hayes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+355 1 804 023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Gabriel Kenny</text:p>
          </table:table-cell>
          <table:table-cell table:number-columns-repeated="10"/>
        </table:table-row>
        <table:table-row table:style-name="ro2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Departments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4" office:value-type="string" calcext:value-type="string">
            <text:p>id_department</text:p>
          </table:table-cell>
          <table:table-cell table:style-name="ce4" office:value-type="string" calcext:value-type="string">
            <text:p>Department</text:p>
          </table:table-cell>
          <table:table-cell table:style-name="ce4" office:value-type="string" calcext:value-type="string">
            <text:p>id_position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Value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stic depart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rive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stic departmen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ntrole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 depart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echan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 depart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rvice enginee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ministr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ntrole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Positions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4" office:value-type="string" calcext:value-type="string">
            <text:p>id_position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Salary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river</text:p>
          </table:table-cell>
          <table:table-cell table:style-name="ce13" office:value-type="float" office:value="10000" calcext:value-type="float">
            <text:p>10 000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river</text:p>
          </table:table-cell>
          <table:table-cell table:style-name="ce13" office:value-type="float" office:value="10000" calcext:value-type="float">
            <text:p>10 000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river</text:p>
          </table:table-cell>
          <table:table-cell table:style-name="ce13" office:value-type="float" office:value="10000" calcext:value-type="float">
            <text:p>10 000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troler</text:p>
          </table:table-cell>
          <table:table-cell table:style-name="ce13" office:value-type="float" office:value="8500" calcext:value-type="float">
            <text:p>8 500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troler</text:p>
          </table:table-cell>
          <table:table-cell table:style-name="ce13" office:value-type="float" office:value="8500" calcext:value-type="float">
            <text:p>8 500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troler</text:p>
          </table:table-cell>
          <table:table-cell table:style-name="ce13" office:value-type="float" office:value="8500" calcext:value-type="float">
            <text:p>8 50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chanic</text:p>
          </table:table-cell>
          <table:table-cell table:style-name="ce13" office:value-type="float" office:value="12000" calcext:value-type="float">
            <text:p>12 000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 engineer</text:p>
          </table:table-cell>
          <table:table-cell table:style-name="ce13" office:value-type="float" office:value="14000" calcext:value-type="float">
            <text:p>14 000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utes administrator</text:p>
          </table:table-cell>
          <table:table-cell table:style-name="ce13" office:value-type="float" office:value="10000" calcext:value-type="float">
            <text:p>10 000</text:p>
          </table:table-cell>
          <table:table-cell table:number-columns-repeated="11"/>
        </table:table-row>
        <table:table-row table:style-name="ro2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Transport</text:p>
          </table:table-cell>
          <table:table-cell table:style-name="Default"/>
          <table:table-cell table:number-columns-repeated="12"/>
        </table:table-row>
        <table:table-row table:style-name="ro3">
          <table:table-cell table:style-name="ce9" office:value-type="string" calcext:value-type="string">
            <text:p>id_transport</text:p>
          </table:table-cell>
          <table:table-cell table:style-name="ce9" office:value-type="string" calcext:value-type="string">
            <text:p>Registration number</text:p>
          </table:table-cell>
          <table:table-cell table:style-name="ce9" office:value-type="string" calcext:value-type="string">
            <text:p>Model</text:p>
          </table:table-cell>
          <table:table-cell table:style-name="ce9" office:value-type="string" calcext:value-type="string">
            <text:p>Year of production</text:p>
          </table:table-cell>
          <table:table-cell table:style-name="ce14" office:value-type="string" calcext:value-type="string">
            <text:p>Number of passenger seats</text:p>
          </table:table-cell>
          <table:table-cell table:style-name="ce9" office:value-type="string" calcext:value-type="string">
            <text:p>id_maintance</text:p>
          </table:table-cell>
          <table:table-cell table:style-name="ce9" office:value-type="string" calcext:value-type="string">
            <text:p>Last maintance date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4-D-46148</text:p>
          </table:table-cell>
          <table:table-cell table:style-name="ce5" office:value-type="string" calcext:value-type="string">
            <text:p>MAN Lion's City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056" calcext:value-type="float">
            <text:p>1056</text:p>
          </table:table-cell>
          <table:table-cell table:style-name="ce12" office:value-type="date" office:date-value="2022-01-15" calcext:value-type="date">
            <text:p>15.01.202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0-D-54066</text:p>
          </table:table-cell>
          <table:table-cell table:style-name="ce5" office:value-type="string" calcext:value-type="string">
            <text:p>MAN Lion's City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057" calcext:value-type="float">
            <text:p>1057</text:p>
          </table:table-cell>
          <table:table-cell table:style-name="ce12" office:value-type="date" office:date-value="2022-01-16" calcext:value-type="date">
            <text:p>16.01.2022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3-D-73788</text:p>
          </table:table-cell>
          <table:table-cell table:style-name="ce5" office:value-type="string" calcext:value-type="string">
            <text:p>MAN Lion's City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058" calcext:value-type="float">
            <text:p>1058</text:p>
          </table:table-cell>
          <table:table-cell table:style-name="ce12" office:value-type="date" office:date-value="2022-01-17" calcext:value-type="date">
            <text:p>17.01.202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1-D-13474</text:p>
          </table:table-cell>
          <table:table-cell table:style-name="ce5" office:value-type="string" calcext:value-type="string">
            <text:p>MAN Lion's City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059" calcext:value-type="float">
            <text:p>1059</text:p>
          </table:table-cell>
          <table:table-cell table:style-name="ce12" office:value-type="date" office:date-value="2022-01-18" calcext:value-type="date">
            <text:p>18.01.2022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5-D-11566</text:p>
          </table:table-cell>
          <table:table-cell table:style-name="ce5" office:value-type="string" calcext:value-type="string">
            <text:p>Volvo 8700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020" calcext:value-type="float">
            <text:p>1020</text:p>
          </table:table-cell>
          <table:table-cell table:style-name="ce12" office:value-type="date" office:date-value="2021-12-01" calcext:value-type="date">
            <text:p>01.12.2021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8-D-12458</text:p>
          </table:table-cell>
          <table:table-cell table:style-name="ce5" office:value-type="string" calcext:value-type="string">
            <text:p>Volvo 8700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021" calcext:value-type="float">
            <text:p>1021</text:p>
          </table:table-cell>
          <table:table-cell table:style-name="ce12" office:value-type="date" office:date-value="2021-12-02" calcext:value-type="date">
            <text:p>02.12.2021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8" office:value-type="string" calcext:value-type="string">
            <text:p>Maintance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4" office:value-type="string" calcext:value-type="string">
            <text:p>id_maintance</text:p>
          </table:table-cell>
          <table:table-cell table:style-name="ce4" office:value-type="string" calcext:value-type="string">
            <text:p>Maintance date</text:p>
          </table:table-cell>
          <table:table-cell table:style-name="ce4" office:value-type="string" calcext:value-type="string">
            <text:p>id_people</text:p>
          </table:table-cell>
          <table:table-cell table:style-name="ce4" office:value-type="string" calcext:value-type="string">
            <text:p>Made by</text:p>
          </table:table-cell>
          <table:table-cell table:number-columns-repeated="10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12" office:value-type="date" office:date-value="2022-01-15" calcext:value-type="date">
            <text:p>15.01.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imear Hayes</text:p>
          </table:table-cell>
          <table:table-cell table:number-columns-repeated="10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12" office:value-type="date" office:date-value="2022-01-16" calcext:value-type="date">
            <text:p>16.01.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imear Hayes</text:p>
          </table:table-cell>
          <table:table-cell table:number-columns-repeated="10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style-name="ce12" office:value-type="date" office:date-value="2022-01-17" calcext:value-type="date">
            <text:p>17.01.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imear Hayes</text:p>
          </table:table-cell>
          <table:table-cell table:number-columns-repeated="10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style-name="ce12" office:value-type="date" office:date-value="2022-01-18" calcext:value-type="date">
            <text:p>18.01.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imear Hayes</text:p>
          </table:table-cell>
          <table:table-cell table:number-columns-repeated="10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12" office:value-type="date" office:date-value="2021-12-01" calcext:value-type="date">
            <text:p>01.12.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imear Hayes</text:p>
          </table:table-cell>
          <table:table-cell table:number-columns-repeated="10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12" office:value-type="date" office:date-value="2021-12-02" calcext:value-type="date">
            <text:p>02.12.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imear Haye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6T12:23:15.961000000</meta:creation-date>
    <dc:date>2022-11-27T15:26:50.347000000</dc:date>
    <meta:editing-duration>PT1H35M26S</meta:editing-duration>
    <meta:editing-cycles>28</meta:editing-cycles>
    <meta:generator>LibreOffice/7.3.4.2$Windows_X86_64 LibreOffice_project/728fec16bd5f605073805c3c9e7c4212a0120dc5</meta:generator>
    <meta:document-statistic meta:table-count="1" meta:cell-count="459" meta:object-count="0"/>
  </office:meta>
</office:document-meta>
</file>